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T6" style:parent-style-name="Absatz-Standardschriftart" style:family="text">
      <style:text-properties fo:font-weight="bold" style:font-weight-asian="bold"/>
    </style:style>
    <style:style style:name="T7" style:parent-style-name="Absatz-Standardschriftart" style:family="text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Team</text:span>: &lt;Teamnummer&gt;, &lt;Namen der Teammitglieder&gt;</text:p>
      <text:p text:style-name="Standard"><text:span text:style-name="T3">Aufgabenaufteilung</text:span>:<text:s/></text:p>
      <text:list text:style-name="LFO1" text:continue-numbering="true">
        <text:list-item>
          <text:p text:style-name="P4">&lt;Aufgaben, für die Teammitglied 1 verantwortlich ist&gt;,<text:s/><text:line-break/>&lt;Dateien, die komplett/zum Teil von Teammitglied 1 implementiert/bearbeitet wurden&gt;</text:p>
        </text:list-item>
        <text:list-item>
          <text:p text:style-name="P5">&lt;Aufgaben, für die Teammitglied 2 verantwortlich ist&gt;,<text:s/><text:line-break/>&lt;Dateien, die komplett/zum Teil von Teammitglied 2 implementiert/bearbeitet wurden&gt;</text:p>
        </text:list-item>
      </text:list>
      <text:p text:style-name="Standard"><text:span text:style-name="T6">Quellenangaben</text:span>: &lt;Angabe von wesentlichen Quellen, z.B. Web-Seiten/Bücher, von denen Quellcode/Algorithmen übernommen wurden&gt;,&lt;Namentliche Nennung von Studierenden der HAW, von denen Quellcode übernommen wurde&gt;</text:p>
      <text:p text:style-name="Standard"><text:span text:style-name="T7">Bearbeitungszeitraum</text:span>: &lt;Datum und Dauer der Bearbeitung an der Aufgabe von allen Teammitgliedern&gt;, &lt;Angabe der gemeinsamen Bearbeitungszeiten&gt;</text:p>
      <text:p text:style-name="Standard"><text:span text:style-name="T8">Aktueller Stand</text:span>: &lt;Welche Teile der Software sind fertig inklusive Tests, welche sind fertig, aber noch nicht getestet, welche müssen noch implementiert werden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of. Dr. Klauck</meta:initial-creator>
    <dc:creator> </dc:creator>
    <meta:creation-date>2011-07-05T12:37:00Z</meta:creation-date>
    <dc:date>2011-07-05T12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117" meta:character-count="859" meta:row-count="6" meta:non-whitespace-character-count="743"/>
  </office:meta>
</office:document-meta>
</file>